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1 V1</text:p>
          </table:table-cell>
          <table:table-cell office:value-type="string" calcext:value-type="string">
            <text:p>0 1 1 <text:s/>1 0 1 <text:s/>1 1 0</text:p>
          </table:table-cell>
          <table:table-cell office:value-type="string" calcext:value-type="string">
            <text:p>C1</text:p>
          </table:table-cell>
          <table:table-cell table:formula="of:=&quot;#&quot;&amp;[.B1]&amp;&quot;%&quot;" office:value-type="string" office:string-value="#0 1 1  1 0 1  1 1 0%" calcext:value-type="string">
            <text:p>#0 1 1 <text:s/>1 0 1 <text:s/>1 1 0%</text:p>
          </table:table-cell>
        </table:table-row>
        <table:table-row table:style-name="ro1">
          <table:table-cell office:value-type="string" calcext:value-type="string">
            <text:p>K2 V3</text:p>
          </table:table-cell>
          <table:table-cell office:value-type="string" calcext:value-type="string">
            <text:p>1 1 0 <text:s/>-1 1 0 <text:s/>1 1 2</text:p>
          </table:table-cell>
          <table:table-cell office:value-type="string" calcext:value-type="string">
            <text:p>C3</text:p>
          </table:table-cell>
          <table:table-cell table:formula="of:=&quot;#&quot;&amp;[.B2]&amp;&quot;%&quot;" office:value-type="string" office:string-value="#1 1 0  -1 1 0  1 1 2%" calcext:value-type="string">
            <text:p>#1 1 0 <text:s/>-1 1 0 <text:s/>1 1 2%</text:p>
          </table:table-cell>
        </table:table-row>
        <table:table-row table:style-name="ro1">
          <table:table-cell office:value-type="string" calcext:value-type="string">
            <text:p>K3 V5</text:p>
          </table:table-cell>
          <table:table-cell office:value-type="string" calcext:value-type="string">
            <text:p>1 0 0 <text:s/>0 0 1 <text:s/>0 1 1</text:p>
          </table:table-cell>
          <table:table-cell office:value-type="string" calcext:value-type="string">
            <text:p>C5</text:p>
          </table:table-cell>
          <table:table-cell table:formula="of:=&quot;#&quot;&amp;[.B3]&amp;&quot;%&quot;" office:value-type="string" office:string-value="#1 0 0  0 0 1  0 1 1%" calcext:value-type="string">
            <text:p>#1 0 0 <text:s/>0 0 1 <text:s/>0 1 1%</text:p>
          </table:table-cell>
        </table:table-row>
        <table:table-row table:style-name="ro1">
          <table:table-cell/>
          <table:table-cell office:value-type="string" calcext:value-type="string">
            <text:p>1 0 0 <text:s/>0 1 0 <text:s/>0 0 1</text:p>
          </table:table-cell>
          <table:table-cell office:value-type="string" calcext:value-type="string">
            <text:p>C5</text:p>
          </table:table-cell>
          <table:table-cell table:formula="of:=&quot;#&quot;&amp;[.B4]&amp;&quot;%&quot;" office:value-type="string" office:string-value="#1 0 0  0 1 0  0 0 1%" calcext:value-type="string">
            <text:p>#1 0 0 <text:s/>0 1 0 <text:s/>0 0 1%</text:p>
          </table:table-cell>
        </table:table-row>
        <table:table-row table:style-name="ro1">
          <table:table-cell office:value-type="string" calcext:value-type="string">
            <text:p>H V4</text:p>
          </table:table-cell>
          <table:table-cell office:value-type="string" calcext:value-type="string">
            <text:p>1 0 0 <text:s/>0 1 0 <text:s/>0 0 1</text:p>
          </table:table-cell>
          <table:table-cell office:value-type="string" calcext:value-type="string">
            <text:p>H4</text:p>
          </table:table-cell>
          <table:table-cell table:formula="of:=&quot;#&quot;&amp;[.B5]&amp;&quot;%&quot;" office:value-type="string" office:string-value="#1 0 0  0 1 0  0 0 1%" calcext:value-type="string">
            <text:p>#1 0 0 <text:s/>0 1 0 <text:s/>0 0 1%</text:p>
          </table:table-cell>
        </table:table-row>
        <table:table-row table:style-name="ro1">
          <table:table-cell office:value-type="string" calcext:value-type="string">
            <text:p>R1 V1</text:p>
          </table:table-cell>
          <table:table-cell office:value-type="string" calcext:value-type="string">
            <text:p>1 -1 0 <text:s/>0 1 -1 <text:s/>1 1 1 </text:p>
          </table:table-cell>
          <table:table-cell office:value-type="string" calcext:value-type="string">
            <text:p>R1</text:p>
          </table:table-cell>
          <table:table-cell table:formula="of:=&quot;#&quot;&amp;[.B6]&amp;&quot;%&quot;" office:value-type="string" office:string-value="#1 -1 0  0 1 -1  1 1 1 %" calcext:value-type="string">
            <text:p>#1 -1 0 <text:s/>0 1 -1 <text:s/>1 1 1 %</text:p>
          </table:table-cell>
        </table:table-row>
        <table:table-row table:style-name="ro1">
          <table:table-cell office:value-type="string" calcext:value-type="string">
            <text:p>R2 V3</text:p>
          </table:table-cell>
          <table:table-cell office:value-type="string" calcext:value-type="string">
            <text:p>1 0 0 <text:s/>0 0 1 <text:s/>1 3 2</text:p>
          </table:table-cell>
          <table:table-cell office:value-type="string" calcext:value-type="string">
            <text:p>R3</text:p>
          </table:table-cell>
          <table:table-cell table:formula="of:=&quot;#&quot;&amp;[.B7]&amp;&quot;%&quot;" office:value-type="string" office:string-value="#1 0 0  0 0 1  1 3 2%" calcext:value-type="string">
            <text:p>#1 0 0 <text:s/>0 0 1 <text:s/>1 3 2%</text:p>
          </table:table-cell>
        </table:table-row>
        <table:table-row table:style-name="ro1">
          <table:table-cell office:value-type="string" calcext:value-type="string">
            <text:p>Q1 V1</text:p>
          </table:table-cell>
          <table:table-cell office:value-type="string" calcext:value-type="string">
            <text:p>0 1 1 <text:s/>1 0 1 <text:s/>1 1 0</text:p>
          </table:table-cell>
          <table:table-cell office:value-type="string" calcext:value-type="string">
            <text:p>T1</text:p>
          </table:table-cell>
          <table:table-cell table:formula="of:=&quot;#&quot;&amp;[.B8]&amp;&quot;%&quot;" office:value-type="string" office:string-value="#0 1 1  1 0 1  1 1 0%" calcext:value-type="string">
            <text:p>#0 1 1 <text:s/>1 0 1 <text:s/>1 1 0%</text:p>
          </table:table-cell>
        </table:table-row>
        <table:table-row table:style-name="ro1">
          <table:table-cell office:value-type="string" calcext:value-type="string">
            <text:p>Q2 V2</text:p>
          </table:table-cell>
          <table:table-cell office:value-type="string" calcext:value-type="string">
            <text:p>1 0 0 <text:s/>0 1 0 <text:s/>1 1 2</text:p>
          </table:table-cell>
          <table:table-cell office:value-type="string" calcext:value-type="string">
            <text:p>T2</text:p>
          </table:table-cell>
          <table:table-cell table:formula="of:=&quot;#&quot;&amp;[.B9]&amp;&quot;%&quot;" office:value-type="string" office:string-value="#1 0 0  0 1 0  1 1 2%" calcext:value-type="string">
            <text:p>#1 0 0 <text:s/>0 1 0 <text:s/>1 1 2%</text:p>
          </table:table-cell>
        </table:table-row>
        <table:table-row table:style-name="ro1">
          <table:table-cell office:value-type="string" calcext:value-type="string">
            <text:p>Q3 V5</text:p>
          </table:table-cell>
          <table:table-cell office:value-type="string" calcext:value-type="string">
            <text:p>1 0 0 <text:s/>0 1 0 <text:s/>0 0 1</text:p>
          </table:table-cell>
          <table:table-cell office:value-type="string" calcext:value-type="string">
            <text:p>T5</text:p>
          </table:table-cell>
          <table:table-cell table:formula="of:=&quot;#&quot;&amp;[.B10]&amp;&quot;%&quot;" office:value-type="string" office:string-value="#1 0 0  0 1 0  0 0 1%" calcext:value-type="string">
            <text:p>#1 0 0 <text:s/>0 1 0 <text:s/>0 0 1%</text:p>
          </table:table-cell>
        </table:table-row>
        <table:table-row table:style-name="ro1">
          <table:table-cell/>
          <table:table-cell office:value-type="string" calcext:value-type="string">
            <text:p>1 0 0 <text:s/>0 0 1 <text:s/>0 1 1</text:p>
          </table:table-cell>
          <table:table-cell office:value-type="string" calcext:value-type="string">
            <text:p>T5</text:p>
          </table:table-cell>
          <table:table-cell table:formula="of:=&quot;#&quot;&amp;[.B11]&amp;&quot;%&quot;" office:value-type="string" office:string-value="#1 0 0  0 0 1  0 1 1%" calcext:value-type="string">
            <text:p>#1 0 0 <text:s/>0 0 1 <text:s/>0 1 1%</text:p>
          </table:table-cell>
        </table:table-row>
        <table:table-row table:style-name="ro1">
          <table:table-cell/>
          <table:table-cell office:value-type="string" calcext:value-type="string">
            <text:p>0 1 0 <text:s/>0 1 1 <text:s/>1 0 0</text:p>
          </table:table-cell>
          <table:table-cell office:value-type="string" calcext:value-type="string">
            <text:p>T5</text:p>
          </table:table-cell>
          <table:table-cell table:formula="of:=&quot;#&quot;&amp;[.B12]&amp;&quot;%&quot;" office:value-type="string" office:string-value="#0 1 0  0 1 1  1 0 0%" calcext:value-type="string">
            <text:p>#0 1 0 <text:s/>0 1 1 <text:s/>1 0 0%</text:p>
          </table:table-cell>
        </table:table-row>
        <table:table-row table:style-name="ro1">
          <table:table-cell office:value-type="string" calcext:value-type="string">
            <text:p>O1 V1</text:p>
          </table:table-cell>
          <table:table-cell office:value-type="string" calcext:value-type="string">
            <text:p>1 1 0 <text:s/>-1 1 0 <text:s/>1 1 2</text:p>
          </table:table-cell>
          <table:table-cell office:value-type="string" calcext:value-type="string">
            <text:p>O1A</text:p>
          </table:table-cell>
          <table:table-cell table:formula="of:=&quot;#&quot;&amp;[.B13]&amp;&quot;%&quot;" office:value-type="string" office:string-value="#1 1 0  -1 1 0  1 1 2%" calcext:value-type="string">
            <text:p>#1 1 0 <text:s/>-1 1 0 <text:s/>1 1 2%</text:p>
          </table:table-cell>
        </table:table-row>
        <table:table-row table:style-name="ro1">
          <table:table-cell office:value-type="string" calcext:value-type="string">
            <text:p>O2 V1</text:p>
          </table:table-cell>
          <table:table-cell office:value-type="string" calcext:value-type="string">
            <text:p>0 1 1 <text:s/>1 0 1 <text:s/>1 1 0</text:p>
          </table:table-cell>
          <table:table-cell office:value-type="string" calcext:value-type="string">
            <text:p>O1B</text:p>
          </table:table-cell>
          <table:table-cell table:formula="of:=&quot;#&quot;&amp;[.B14]&amp;&quot;%&quot;" office:value-type="string" office:string-value="#0 1 1  1 0 1  1 1 0%" calcext:value-type="string">
            <text:p>#0 1 1 <text:s/>1 0 1 <text:s/>1 1 0%</text:p>
          </table:table-cell>
        </table:table-row>
        <table:table-row table:style-name="ro1">
          <table:table-cell office:value-type="string" calcext:value-type="string">
            <text:p>O3 V2</text:p>
          </table:table-cell>
          <table:table-cell office:value-type="string" calcext:value-type="string">
            <text:p>1 0 0 <text:s/>0 1 0 <text:s/>1 1 2</text:p>
          </table:table-cell>
          <table:table-cell office:value-type="string" calcext:value-type="string">
            <text:p>O2</text:p>
          </table:table-cell>
          <table:table-cell table:formula="of:=&quot;#&quot;&amp;[.B15]&amp;&quot;%&quot;" office:value-type="string" office:string-value="#1 0 0  0 1 0  1 1 2%" calcext:value-type="string">
            <text:p>#1 0 0 <text:s/>0 1 0 <text:s/>1 1 2%</text:p>
          </table:table-cell>
        </table:table-row>
        <table:table-row table:style-name="ro1">
          <table:table-cell office:value-type="string" calcext:value-type="string">
            <text:p>O4 V3</text:p>
          </table:table-cell>
          <table:table-cell office:value-type="string" calcext:value-type="string">
            <text:p>0 1 1 <text:s/>1 0 1 <text:s/>1 1 0</text:p>
          </table:table-cell>
          <table:table-cell office:value-type="string" calcext:value-type="string">
            <text:p>O3</text:p>
          </table:table-cell>
          <table:table-cell table:formula="of:=&quot;#&quot;&amp;[.B16]&amp;&quot;%&quot;" office:value-type="string" office:string-value="#0 1 1  1 0 1  1 1 0%" calcext:value-type="string">
            <text:p>#0 1 1 <text:s/>1 0 1 <text:s/>1 1 0%</text:p>
          </table:table-cell>
        </table:table-row>
        <table:table-row table:style-name="ro1">
          <table:table-cell/>
          <table:table-cell office:value-type="string" calcext:value-type="string">
            <text:p>1 0 0 <text:s/>0 1 0 <text:s/>1 1 2</text:p>
          </table:table-cell>
          <table:table-cell office:value-type="string" calcext:value-type="string">
            <text:p>O3</text:p>
          </table:table-cell>
          <table:table-cell table:formula="of:=&quot;#&quot;&amp;[.B17]&amp;&quot;%&quot;" office:value-type="string" office:string-value="#1 0 0  0 1 0  1 1 2%" calcext:value-type="string">
            <text:p>#1 0 0 <text:s/>0 1 0 <text:s/>1 1 2%</text:p>
          </table:table-cell>
        </table:table-row>
        <table:table-row table:style-name="ro1">
          <table:table-cell office:value-type="string" calcext:value-type="string">
            <text:p>O5 V4</text:p>
          </table:table-cell>
          <table:table-cell office:value-type="string" calcext:value-type="string">
            <text:p>2 1 0 <text:s/>0 1 0 <text:s/>0 0 1</text:p>
          </table:table-cell>
          <table:table-cell office:value-type="string" calcext:value-type="string">
            <text:p>O4</text:p>
          </table:table-cell>
          <table:table-cell table:formula="of:=&quot;#&quot;&amp;[.B18]&amp;&quot;%&quot;" office:value-type="string" office:string-value="#2 1 0  0 1 0  0 0 1%" calcext:value-type="string">
            <text:p>#2 1 0 <text:s/>0 1 0 <text:s/>0 0 1%</text:p>
          </table:table-cell>
        </table:table-row>
        <table:table-row table:style-name="ro1">
          <table:table-cell/>
          <table:table-cell office:value-type="string" calcext:value-type="string">
            <text:p>1 -1 0 <text:s/>1 1 0 <text:s/>0 0 1</text:p>
          </table:table-cell>
          <table:table-cell office:value-type="string" calcext:value-type="string">
            <text:p>O4</text:p>
          </table:table-cell>
          <table:table-cell table:formula="of:=&quot;#&quot;&amp;[.B19]&amp;&quot;%&quot;" office:value-type="string" office:string-value="#1 -1 0  1 1 0  0 0 1%" calcext:value-type="string">
            <text:p>#1 -1 0 <text:s/>1 1 0 <text:s/>0 0 1%</text:p>
          </table:table-cell>
        </table:table-row>
        <table:table-row table:style-name="ro1">
          <table:table-cell office:value-type="string" calcext:value-type="string">
            <text:p>O6 V5</text:p>
          </table:table-cell>
          <table:table-cell office:value-type="string" calcext:value-type="string">
            <text:p>1 0 0 <text:s/>0 1 0 <text:s/>0 0 1</text:p>
          </table:table-cell>
          <table:table-cell office:value-type="string" calcext:value-type="string">
            <text:p>O5</text:p>
          </table:table-cell>
          <table:table-cell table:formula="of:=&quot;#&quot;&amp;[.B20]&amp;&quot;%&quot;" office:value-type="string" office:string-value="#1 0 0  0 1 0  0 0 1%" calcext:value-type="string">
            <text:p>#1 0 0 <text:s/>0 1 0 <text:s/>0 0 1%</text:p>
          </table:table-cell>
        </table:table-row>
        <table:table-row table:style-name="ro1">
          <table:table-cell/>
          <table:table-cell office:value-type="string" calcext:value-type="string">
            <text:p>1 0 0 <text:s/>0 0 1 <text:s/>0 1 1</text:p>
          </table:table-cell>
          <table:table-cell office:value-type="string" calcext:value-type="string">
            <text:p>O5</text:p>
          </table:table-cell>
          <table:table-cell table:formula="of:=&quot;#&quot;&amp;[.B21]&amp;&quot;%&quot;" office:value-type="string" office:string-value="#1 0 0  0 0 1  0 1 1%" calcext:value-type="string">
            <text:p>#1 0 0 <text:s/>0 0 1 <text:s/>0 1 1%</text:p>
          </table:table-cell>
        </table:table-row>
        <table:table-row table:style-name="ro1">
          <table:table-cell office:value-type="string" calcext:value-type="string">
            <text:p>M1 V1</text:p>
          </table:table-cell>
          <table:table-cell office:value-type="string" calcext:value-type="string">
            <text:p>-1 -1 -1 <text:s/>1 -1 0 <text:s/>0 0 1</text:p>
          </table:table-cell>
          <table:table-cell office:value-type="string" calcext:value-type="string">
            <text:p>M1A</text:p>
          </table:table-cell>
          <table:table-cell table:formula="of:=&quot;#&quot;&amp;[.B22]&amp;&quot;%&quot;" office:value-type="string" office:string-value="#-1 -1 -1  1 -1 0  0 0 1%" calcext:value-type="string">
            <text:p>#-1 -1 -1 <text:s/>1 -1 0 <text:s/>0 0 1%</text:p>
          </table:table-cell>
        </table:table-row>
        <table:table-row table:style-name="ro1">
          <table:table-cell office:value-type="string" calcext:value-type="string">
            <text:p>M2 V1</text:p>
          </table:table-cell>
          <table:table-cell office:value-type="string" calcext:value-type="string">
            <text:p>0 1 1 <text:s/>1 1 0 <text:s/>-1 0 -1</text:p>
          </table:table-cell>
          <table:table-cell office:value-type="string" calcext:value-type="string">
            <text:p>M1B</text:p>
          </table:table-cell>
          <table:table-cell table:formula="of:=&quot;#&quot;&amp;[.B23]&amp;&quot;%&quot;" office:value-type="string" office:string-value="#0 1 1  1 1 0  -1 0 -1%" calcext:value-type="string">
            <text:p>#0 1 1 <text:s/>1 1 0 <text:s/>-1 0 -1%</text:p>
          </table:table-cell>
        </table:table-row>
        <table:table-row table:style-name="ro1">
          <table:table-cell office:value-type="string" calcext:value-type="string">
            <text:p>M3 V2</text:p>
          </table:table-cell>
          <table:table-cell office:value-type="string" calcext:value-type="string">
            <text:p>-1 -1 -2 0 1 0 <text:s/>1 0 0</text:p>
          </table:table-cell>
          <table:table-cell office:value-type="string" calcext:value-type="string">
            <text:p>M2A</text:p>
          </table:table-cell>
          <table:table-cell table:formula="of:=&quot;#&quot;&amp;[.B24]&amp;&quot;%&quot;" office:value-type="string" office:string-value="#-1 -1 -2 0 1 0  1 0 0%" calcext:value-type="string">
            <text:p>#-1 -1 -2 0 1 0 <text:s/>1 0 0%</text:p>
          </table:table-cell>
        </table:table-row>
        <table:table-row table:style-name="ro1">
          <table:table-cell office:value-type="string" calcext:value-type="string">
            <text:p>M4 V4</text:p>
          </table:table-cell>
          <table:table-cell office:value-type="string" calcext:value-type="string">
            <text:p>0 1 1 <text:s/>1 1 0 <text:s/>-1 0 -1</text:p>
          </table:table-cell>
          <table:table-cell office:value-type="string" calcext:value-type="string">
            <text:p>M2B</text:p>
          </table:table-cell>
          <table:table-cell table:formula="of:=&quot;#&quot;&amp;[.B25]&amp;&quot;%&quot;" office:value-type="string" office:string-value="#0 1 1  1 1 0  -1 0 -1%" calcext:value-type="string">
            <text:p>#0 1 1 <text:s/>1 1 0 <text:s/>-1 0 -1%</text:p>
          </table:table-cell>
        </table:table-row>
        <table:table-row table:style-name="ro1">
          <table:table-cell/>
          <table:table-cell office:value-type="string" calcext:value-type="string">
            <text:p>-1 -1 -1 <text:s/>1 -1 0 <text:s/>0 0 1</text:p>
          </table:table-cell>
          <table:table-cell office:value-type="string" calcext:value-type="string">
            <text:p>M2B</text:p>
          </table:table-cell>
          <table:table-cell table:formula="of:=&quot;#&quot;&amp;[.B26]&amp;&quot;%&quot;" office:value-type="string" office:string-value="#-1 -1 -1  1 -1 0  0 0 1%" calcext:value-type="string">
            <text:p>#-1 -1 -1 <text:s/>1 -1 0 <text:s/>0 0 1%</text:p>
          </table:table-cell>
        </table:table-row>
        <table:table-row table:style-name="ro1">
          <table:table-cell office:value-type="string" calcext:value-type="string">
            <text:p>M5 V3</text:p>
          </table:table-cell>
          <table:table-cell office:value-type="string" calcext:value-type="string">
            <text:p>-1 -1 -2 <text:s/>0 1 0 <text:s/>1 0 0</text:p>
          </table:table-cell>
          <table:table-cell office:value-type="string" calcext:value-type="string">
            <text:p>M3</text:p>
          </table:table-cell>
          <table:table-cell table:formula="of:=&quot;#&quot;&amp;[.B27]&amp;&quot;%&quot;" office:value-type="string" office:string-value="#-1 -1 -2  0 1 0  1 0 0%" calcext:value-type="string">
            <text:p>#-1 -1 -2 <text:s/>0 1 0 <text:s/>1 0 0%</text:p>
          </table:table-cell>
        </table:table-row>
        <table:table-row table:style-name="ro1">
          <table:table-cell/>
          <table:table-cell office:value-type="string" calcext:value-type="string">
            <text:p>1 1 0 <text:s/>0 -1 -1 <text:s/>-1 0 -1</text:p>
          </table:table-cell>
          <table:table-cell office:value-type="string" calcext:value-type="string">
            <text:p>M3</text:p>
          </table:table-cell>
          <table:table-cell table:formula="of:=&quot;#&quot;&amp;[.B28]&amp;&quot;%&quot;" office:value-type="string" office:string-value="#1 1 0  0 -1 -1  -1 0 -1%" calcext:value-type="string">
            <text:p>#1 1 0 <text:s/>0 -1 -1 <text:s/>-1 0 -1%</text:p>
          </table:table-cell>
        </table:table-row>
        <table:table-row table:style-name="ro1">
          <table:table-cell office:value-type="string" calcext:value-type="string">
            <text:p>M6 V4</text:p>
          </table:table-cell>
          <table:table-cell office:value-type="string" calcext:value-type="string">
            <text:p>1 0 0 <text:s/>0 1 0 <text:s/>0 0 1</text:p>
          </table:table-cell>
          <table:table-cell office:value-type="string" calcext:value-type="string">
            <text:p>M4</text:p>
          </table:table-cell>
          <table:table-cell table:formula="of:=&quot;#&quot;&amp;[.B29]&amp;&quot;%&quot;" office:value-type="string" office:string-value="#1 0 0  0 1 0  0 0 1%" calcext:value-type="string">
            <text:p>#1 0 0 <text:s/>0 1 0 <text:s/>0 0 1%</text:p>
          </table:table-cell>
        </table:table-row>
        <table:table-row table:style-name="ro1">
          <table:table-cell office:value-type="string" calcext:value-type="string">
            <text:p>T1 V1</text:p>
          </table:table-cell>
          <table:table-cell office:value-type="string" calcext:value-type="string">
            <text:p>1 0 0 <text:s/>0 1 0 <text:s/>0 0 1</text:p>
          </table:table-cell>
          <table:table-cell office:value-type="string" calcext:value-type="string">
            <text:p>A1</text:p>
          </table:table-cell>
          <table:table-cell table:formula="of:=&quot;#&quot;&amp;[.B30]&amp;&quot;%&quot;" office:value-type="string" office:string-value="#1 0 0  0 1 0  0 0 1%" calcext:value-type="string">
            <text:p>#1 0 0 <text:s/>0 1 0 <text:s/>0 0 1%</text:p>
          </table:table-cell>
        </table:table-row>
        <table:table-row table:style-name="ro1">
          <table:table-cell office:value-type="string" calcext:value-type="string">
            <text:p>T2 V2</text:p>
          </table:table-cell>
          <table:table-cell office:value-type="string" calcext:value-type="string">
            <text:p>1 0 0 <text:s/>0 1 0 <text:s/>0 0 1</text:p>
          </table:table-cell>
          <table:table-cell office:value-type="string" calcext:value-type="string">
            <text:p>A2</text:p>
          </table:table-cell>
          <table:table-cell table:formula="of:=&quot;#&quot;&amp;[.B31]&amp;&quot;%&quot;" office:value-type="string" office:string-value="#1 0 0  0 1 0  0 0 1%" calcext:value-type="string">
            <text:p>#1 0 0 <text:s/>0 1 0 <text:s/>0 0 1%</text:p>
          </table:table-cell>
        </table:table-row>
        <table:table-row table:style-name="ro1">
          <table:table-cell office:value-type="string" calcext:value-type="string">
            <text:p>T3 V3</text:p>
          </table:table-cell>
          <table:table-cell office:value-type="string" calcext:value-type="string">
            <text:p>1 0 0 <text:s/>0 1 0 <text:s/>0 0 1</text:p>
          </table:table-cell>
          <table:table-cell office:value-type="string" calcext:value-type="string">
            <text:p>A3</text:p>
          </table:table-cell>
          <table:table-cell table:formula="of:=&quot;#&quot;&amp;[.B32]&amp;&quot;%&quot;" office:value-type="string" office:string-value="#1 0 0  0 1 0  0 0 1%" calcext:value-type="string">
            <text:p>#1 0 0 <text:s/>0 1 0 <text:s/>0 0 1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1 V1</text:p>
          </table:table-cell>
          <table:table-cell office:value-type="string" calcext:value-type="string">
            <text:p>0 1 1 <text:s/>1 0 1 <text:s/>1 1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2 V3</text:p>
          </table:table-cell>
          <table:table-cell office:value-type="string" calcext:value-type="string">
            <text:p>1 1 0 <text:s/>-1 1 0 <text:s/>1 1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3 V5</text:p>
          </table:table-cell>
          <table:table-cell office:value-type="string" calcext:value-type="string">
            <text:p>1 0 0 <text:s/>0 0 1 <text:s/>0 1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0 0 <text:s/>0 1 0 <text:s/>0 0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 V4</text:p>
          </table:table-cell>
          <table:table-cell office:value-type="string" calcext:value-type="string">
            <text:p>1 0 0 <text:s/>0 1 0 <text:s/>0 0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 V1</text:p>
          </table:table-cell>
          <table:table-cell office:value-type="string" calcext:value-type="string">
            <text:p>1 -1 0 <text:s/>0 1 -1 <text:s/>1 1 1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V3</text:p>
          </table:table-cell>
          <table:table-cell office:value-type="string" calcext:value-type="string">
            <text:p>1 0 0 <text:s/>0 0 1 <text:s/>1 3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 V1</text:p>
          </table:table-cell>
          <table:table-cell office:value-type="string" calcext:value-type="string">
            <text:p>0 1 1 <text:s/>1 0 1 <text:s/>1 1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 V2</text:p>
          </table:table-cell>
          <table:table-cell office:value-type="string" calcext:value-type="string">
            <text:p>1 0 0 <text:s/>0 1 0 <text:s/>1 1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 V5</text:p>
          </table:table-cell>
          <table:table-cell office:value-type="string" calcext:value-type="string">
            <text:p>1 0 0 <text:s/>0 1 0 <text:s/>0 0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0 0 <text:s/>0 0 1 <text:s/>0 1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 1 0 <text:s/>0 1 1 <text:s/>1 0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1 V1</text:p>
          </table:table-cell>
          <table:table-cell office:value-type="string" calcext:value-type="string">
            <text:p>1 1 0 <text:s/>-1 1 0 <text:s/>1 1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 V1</text:p>
          </table:table-cell>
          <table:table-cell office:value-type="string" calcext:value-type="string">
            <text:p>0 1 1 <text:s/>1 0 1 <text:s/>1 1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 V2</text:p>
          </table:table-cell>
          <table:table-cell office:value-type="string" calcext:value-type="string">
            <text:p>1 0 0 <text:s/>0 1 0 <text:s/>1 1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 V3</text:p>
          </table:table-cell>
          <table:table-cell office:value-type="string" calcext:value-type="string">
            <text:p>0 1 1 <text:s/>1 0 1 <text:s/>1 1 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0 0 <text:s/>0 1 0 <text:s/>1 1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 V4</text:p>
          </table:table-cell>
          <table:table-cell office:value-type="string" calcext:value-type="string">
            <text:p>2 1 0 <text:s/>0 1 0 <text:s/>0 0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-1 0 <text:s/>1 1 0 <text:s/>0 0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6 V5</text:p>
          </table:table-cell>
          <table:table-cell office:value-type="string" calcext:value-type="string">
            <text:p>1 0 0 <text:s/>0 1 0 <text:s/>0 0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0 0 <text:s/>0 0 1 <text:s/>0 1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 V1</text:p>
          </table:table-cell>
          <table:table-cell office:value-type="string" calcext:value-type="string">
            <text:p>-1 -1 -1 <text:s/>1 -1 0 <text:s/>0 0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 V1</text:p>
          </table:table-cell>
          <table:table-cell office:value-type="string" calcext:value-type="string">
            <text:p>0 1 1 <text:s/>1 1 0 <text:s/>-1 0 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 V2</text:p>
          </table:table-cell>
          <table:table-cell office:value-type="string" calcext:value-type="string">
            <text:p>-1 -1 -2 <text:s/>0 1 0 <text:s/>1 0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 V4</text:p>
          </table:table-cell>
          <table:table-cell office:value-type="string" calcext:value-type="string">
            <text:p>0 1 1 <text:s/>1 1 0 <text:s/>-1 0 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1 -1 -1 <text:s/>1 -1 0 <text:s/>0 0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V3</text:p>
          </table:table-cell>
          <table:table-cell office:value-type="string" calcext:value-type="string">
            <text:p>-1 -1 -2 <text:s/>0 1 0 <text:s/>1 0 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 0 <text:s/>0 -1 -1 <text:s/>-1 0 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 V4</text:p>
          </table:table-cell>
          <table:table-cell office:value-type="string" calcext:value-type="string">
            <text:p>1 0 0 <text:s/>0 1 0 <text:s/>0 0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 V1</text:p>
          </table:table-cell>
          <table:table-cell office:value-type="string" calcext:value-type="string">
            <text:p>1 0 0 <text:s/>0 1 0 <text:s/>0 0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 V2</text:p>
          </table:table-cell>
          <table:table-cell office:value-type="string" calcext:value-type="string">
            <text:p>1 0 0 <text:s/>0 1 0 <text:s/>0 0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3 V3</text:p>
          </table:table-cell>
          <table:table-cell office:value-type="string" calcext:value-type="string">
            <text:p>1 0 0 <text:s/>0 1 0 <text:s/>0 0 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08:43:07.9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8:49:42.557000000</meta:creation-date>
    <dc:date>2019-02-02T09:05:17.400000000</dc:date>
    <meta:editing-duration>PT4H20M12S</meta:editing-duration>
    <meta:editing-cycles>8</meta:editing-cycles>
    <meta:generator>LibreOffice/6.0.4.2$Windows_X86_64 LibreOffice_project/9b0d9b32d5dcda91d2f1a96dc04c645c450872bf</meta:generator>
    <meta:document-statistic meta:table-count="1" meta:cell-count="176" meta:object-count="0"/>
  </office:meta>
</office:document-meta>
</file>